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7e318" officeooo:paragraph-rsid="0017e318" style:font-weight-asian="bold" style:font-weight-complex="bold"/>
    </style:style>
    <style:style style:name="P2" style:family="paragraph" style:parent-style-name="Standard">
      <style:paragraph-properties fo:text-align="justify" style:justify-single-word="false"/>
      <style:text-properties style:font-name="Times New Roman" fo:font-weight="bold" officeooo:rsid="0017e318" officeooo:paragraph-rsid="0017e318" style:font-weight-asian="bold" style:font-weight-complex="bold"/>
    </style:style>
    <style:style style:name="P3" style:family="paragraph" style:parent-style-name="Standard">
      <style:paragraph-properties fo:text-align="justify" style:justify-single-word="false"/>
      <style:text-properties style:font-name="Times New Roman" fo:font-weight="bold" officeooo:rsid="0017e318" officeooo:paragraph-rsid="00278aa4"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17e318" officeooo:paragraph-rsid="0027ab37" style:font-weight-asian="bold" style:font-weight-complex="bold"/>
    </style:style>
    <style:style style:name="P5" style:family="paragraph" style:parent-style-name="Standard">
      <style:paragraph-properties fo:text-align="justify" style:justify-single-word="false"/>
      <style:text-properties style:font-name="Times New Roman" fo:font-weight="bold" officeooo:rsid="0017e318" officeooo:paragraph-rsid="002d5e44" style:font-weight-asian="bold" style:font-weight-complex="bold"/>
    </style:style>
    <style:style style:name="P6" style:family="paragraph" style:parent-style-name="Standard">
      <style:paragraph-properties fo:text-align="justify" style:justify-single-word="false"/>
      <style:text-properties style:font-name="Times New Roman" fo:font-weight="bold" officeooo:rsid="0017e318" officeooo:paragraph-rsid="002bd00c" style:font-weight-asian="bold" style:font-weight-complex="bold"/>
    </style:style>
    <style:style style:name="P7" style:family="paragraph" style:parent-style-name="Standard">
      <style:paragraph-properties fo:text-align="justify" style:justify-single-word="false"/>
      <style:text-properties style:font-name="Times New Roman" fo:font-weight="bold" officeooo:rsid="0017e318" officeooo:paragraph-rsid="0032e1cd" style:font-weight-asian="bold" style:font-weight-complex="bold"/>
    </style:style>
    <style:style style:name="P8" style:family="paragraph" style:parent-style-name="Standard">
      <style:paragraph-properties fo:text-align="justify" style:justify-single-word="false"/>
      <style:text-properties style:font-name="Times New Roman" fo:font-weight="bold" officeooo:rsid="0017e318" officeooo:paragraph-rsid="003719bf" style:font-weight-asian="bold" style:font-weight-complex="bold"/>
    </style:style>
    <style:style style:name="P9" style:family="paragraph" style:parent-style-name="Standard">
      <style:paragraph-properties fo:text-align="justify" style:justify-single-word="false"/>
      <style:text-properties style:font-name="Times New Roman" fo:font-weight="bold" officeooo:rsid="0027b180" officeooo:paragraph-rsid="0027b180" style:font-weight-asian="bold" style:font-weight-complex="bold"/>
    </style:style>
    <style:style style:name="P10" style:family="paragraph" style:parent-style-name="Standard">
      <style:paragraph-properties fo:text-align="justify" style:justify-single-word="false"/>
      <style:text-properties style:font-name="Times New Roman" fo:font-weight="bold" officeooo:rsid="0027b180" officeooo:paragraph-rsid="002853f6" style:font-weight-asian="bold" style:font-weight-complex="bold"/>
    </style:style>
    <style:style style:name="P11" style:family="paragraph" style:parent-style-name="Standard">
      <style:paragraph-properties fo:text-align="justify" style:justify-single-word="false"/>
      <style:text-properties style:font-name="Times New Roman" fo:font-weight="bold" officeooo:rsid="003719bf" officeooo:paragraph-rsid="003719bf" style:font-weight-asian="bold" style:font-weight-complex="bold"/>
    </style:style>
    <style:style style:name="P12" style:family="paragraph" style:parent-style-name="Standard">
      <style:paragraph-properties fo:text-align="justify" style:justify-single-word="false"/>
      <style:text-properties style:font-name="Times New Roman" officeooo:paragraph-rsid="00278aa4"/>
    </style:style>
    <style:style style:name="P13" style:family="paragraph" style:parent-style-name="Standard">
      <style:paragraph-properties fo:text-align="justify" style:justify-single-word="false"/>
      <style:text-properties style:font-name="Times New Roman" fo:font-size="12pt" fo:font-style="normal" fo:font-weight="bold" officeooo:rsid="0017e318" officeooo:paragraph-rsid="0017e318"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Times New Roman" fo:font-size="12pt" fo:font-style="normal" fo:font-weight="bold" officeooo:rsid="0019c8df" officeooo:paragraph-rsid="0017e318"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Times New Roman" fo:font-size="12pt" fo:font-style="normal" fo:font-weight="normal" officeooo:rsid="001cf7af" officeooo:paragraph-rsid="0017e31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officeooo:paragraph-rsid="0017e318"/>
    </style:style>
    <style:style style:name="P17" style:family="paragraph" style:parent-style-name="Standard">
      <style:paragraph-properties fo:text-align="justify" style:justify-single-word="false"/>
      <style:text-properties officeooo:paragraph-rsid="001cf7af"/>
    </style:style>
    <style:style style:name="P18" style:family="paragraph" style:parent-style-name="Standard">
      <style:paragraph-properties fo:text-align="justify" style:justify-single-word="false"/>
      <style:text-properties officeooo:paragraph-rsid="001f7f09"/>
    </style:style>
    <style:style style:name="P19" style:family="paragraph" style:parent-style-name="Standard">
      <style:paragraph-properties fo:text-align="justify" style:justify-single-word="false"/>
      <style:text-properties style:font-name="Arial" fo:font-size="12pt" fo:font-style="normal" fo:font-weight="normal" officeooo:rsid="0017e318" officeooo:paragraph-rsid="0017e31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officeooo:paragraph-rsid="001f7f09" style:text-blinking="fals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officeooo:paragraph-rsid="001ed474" style:text-blinking="fals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0229388" officeooo:paragraph-rsid="0017e31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02853f6" officeooo:paragraph-rsid="002853f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02b9edd" officeooo:paragraph-rsid="0027ab3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text-position="0% 100%" style:font-name="Times New Roman" fo:font-size="12pt" fo:font-style="normal" fo:font-weight="normal" officeooo:rsid="002bd00c" officeooo:paragraph-rsid="002bd00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text-position="0% 100%" style:font-name="Times New Roman" fo:font-size="12pt" fo:font-style="normal" fo:font-weight="bold" officeooo:rsid="00278aa4" officeooo:paragraph-rsid="00278aa4"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text-position="0% 100%" style:font-name="Times New Roman" fo:font-size="12pt" fo:font-style="normal" fo:font-weight="bold" officeooo:rsid="00278aa4" officeooo:paragraph-rsid="0027ab37"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text-position="0% 100%" style:font-name="Times New Roman" fo:font-size="12pt" fo:font-style="normal" fo:font-weight="bold" officeooo:rsid="0027b180" officeooo:paragraph-rsid="002853f6"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text-position="0% 100%" style:font-name="Times New Roman" fo:font-size="12pt" fo:font-style="normal" fo:font-weight="bold" officeooo:rsid="0027ab37" officeooo:paragraph-rsid="0027ab37"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2pt" fo:font-style="normal" fo:font-weight="bold" officeooo:rsid="0027ab37" officeooo:paragraph-rsid="002d5e44"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d5e44"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bd00c"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d5e44"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3a331f"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text-position="0% 100%" style:font-name="Times New Roman" fo:font-size="12pt" fo:font-style="normal" fo:font-weight="normal" officeooo:rsid="00371595" officeooo:paragraph-rsid="003719b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weight="bold" officeooo:rsid="003719bf" officeooo:paragraph-rsid="003719bf" style:font-weight-asian="bold" style:font-weight-complex="bold"/>
    </style:style>
    <style:style style:name="T1" style:family="text">
      <style:text-properties style:font-name="Arial" fo:font-size="12pt" fo:font-weight="normal" officeooo:rsid="0017e318" style:font-size-asian="12pt" style:font-weight-asian="normal" style:font-size-complex="12pt" style:font-weight-complex="normal"/>
    </style:style>
    <style:style style:name="T2" style:family="text">
      <style:text-properties style:font-name="Arial" fo:font-size="12pt" fo:font-style="italic" fo:font-weight="normal" officeooo:rsid="0017e318" style:font-size-asian="12pt" style:font-style-asian="italic" style:font-weight-asian="normal" style:font-size-complex="12pt" style:font-style-complex="italic" style:font-weight-complex="normal"/>
    </style:style>
    <style:style style:name="T3" style:family="text">
      <style:text-properties style:font-name="Arial" fo:font-size="12pt" fo:font-style="normal" fo:font-weight="normal" officeooo:rsid="0017e318" style:font-size-asian="12pt" style:font-style-asian="normal" style:font-weight-asian="normal" style:font-size-complex="12pt" style:font-style-complex="normal" style:font-weight-complex="normal"/>
    </style:style>
    <style:style style:name="T4" style:family="text">
      <style:text-properties style:font-name="Times New Roman" fo:font-weight="normal" officeooo:rsid="0017e318" style:font-weight-asian="normal" style:font-weight-complex="normal"/>
    </style:style>
    <style:style style:name="T5" style:family="text">
      <style:text-properties style:font-name="Times New Roman" fo:font-size="12pt" fo:font-style="normal" fo:font-weight="bold" officeooo:rsid="0019c8df" style:font-size-asian="12pt" style:font-style-asian="normal" style:font-weight-asian="bold" style:font-size-complex="12pt" style:font-style-complex="normal" style:font-weight-complex="bold"/>
    </style:style>
    <style:style style:name="T6" style:family="text">
      <style:text-properties style:font-name="Times New Roman" fo:font-size="12pt" fo:font-style="normal" fo:font-weight="normal" officeooo:rsid="0019c8df"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1afc84"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cf7af"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cf7af"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29388"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49282"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278aa4"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27ab37" style:font-size-asian="12pt" style:font-style-asian="normal" style:font-weight-asian="normal" style:font-size-complex="12pt" style:font-style-complex="normal" style:font-weight-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officeooo:rsid="0019c8df" style:font-size-asian="12pt" style:font-style-asian="normal" style:font-size-complex="12pt" style:font-style-complex="normal"/>
    </style:style>
    <style:style style:name="T17" style:family="text">
      <style:text-properties fo:font-size="12pt" fo:font-style="normal" officeooo:rsid="001ed474" style:font-size-asian="12pt" style:font-style-asian="normal" style:font-size-complex="12pt" style:font-style-complex="normal"/>
    </style:style>
    <style:style style:name="T18" style:family="text">
      <style:text-properties fo:font-size="12pt" fo:font-style="italic" fo:font-weight="normal" officeooo:rsid="00249282"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cf7af" style:text-blinking="fals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style:text-blinking="false"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7f09" style:text-blinking="false"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cf7af" style:text-blinking="false"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212fcd" style:text-blinking="false" style:font-size-asian="12pt" style:font-style-asian="italic" style:font-weight-asian="normal" style:font-size-complex="12pt" style:font-style-complex="italic" style:font-weight-complex="normal"/>
    </style:style>
    <style:style style:name="T25" style:family="text">
      <style:text-properties style:text-position="super 58%" fo:font-size="12pt" fo:font-style="normal" fo:font-weight="normal" officeooo:rsid="00229388" style:font-size-asian="12pt" style:font-style-asian="normal" style:font-weight-asian="normal" style:font-size-complex="12pt" style:font-style-complex="normal" style:font-weight-complex="normal"/>
    </style:style>
    <style:style style:name="T26" style:family="text">
      <style:text-properties style:text-position="super 58%" fo:font-size="12pt" fo:font-style="normal" fo:font-weight="normal" officeooo:rsid="00249282" style:font-size-asian="12pt" style:font-style-asian="normal" style:font-weight-asian="normal" style:font-size-complex="12pt" style:font-style-complex="normal" style:font-weight-complex="normal"/>
    </style:style>
    <style:style style:name="T27" style:family="text">
      <style:text-properties style:text-position="0% 100%" fo:font-size="12pt" fo:font-style="normal" fo:font-weight="normal" officeooo:rsid="00229388" style:font-size-asian="12pt" style:font-style-asian="normal" style:font-weight-asian="normal" style:font-size-complex="12pt" style:font-style-complex="normal" style:font-weight-complex="normal"/>
    </style:style>
    <style:style style:name="T28" style:family="text">
      <style:text-properties style:text-position="0% 100%" fo:font-size="12pt" fo:font-style="normal" fo:font-weight="normal" officeooo:rsid="00265a07" style:font-size-asian="12pt" style:font-style-asian="normal" style:font-weight-asian="normal" style:font-size-complex="12pt" style:font-style-complex="normal" style:font-weight-complex="normal"/>
    </style:style>
    <style:style style:name="T29" style:family="text">
      <style:text-properties style:text-position="0% 100%" fo:font-size="12pt" fo:font-style="normal" fo:font-weight="normal" officeooo:rsid="00278aa4" style:font-size-asian="12pt" style:font-style-asian="normal" style:font-weight-asian="normal" style:font-size-complex="12pt" style:font-style-complex="normal" style:font-weight-complex="normal"/>
    </style:style>
    <style:style style:name="T30" style:family="text">
      <style:text-properties style:text-position="0% 100%" fo:font-size="12pt" fo:font-style="normal" fo:font-weight="normal" officeooo:rsid="002853f6" style:font-size-asian="12pt" style:font-style-asian="normal" style:font-weight-asian="normal" style:font-size-complex="12pt" style:font-style-complex="normal" style:font-weight-complex="normal"/>
    </style:style>
    <style:style style:name="T31" style:family="text">
      <style:text-properties style:text-position="0% 100%" fo:font-size="12pt" fo:font-style="normal" fo:font-weight="normal" officeooo:rsid="00299c58"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fo:font-weight="normal" officeooo:rsid="002a00a1" style:font-size-asian="12pt" style:font-style-asian="normal" style:font-weight-asian="normal" style:font-size-complex="12pt" style:font-style-complex="normal" style:font-weight-complex="normal"/>
    </style:style>
    <style:style style:name="T33" style:family="text">
      <style:text-properties style:text-position="0% 100%" fo:font-size="12pt" fo:font-style="normal" fo:font-weight="normal" officeooo:rsid="002b9edd" style:font-size-asian="12pt" style:font-style-asian="normal" style:font-weight-asian="normal" style:font-size-complex="12pt" style:font-style-complex="normal" style:font-weight-complex="normal"/>
    </style:style>
    <style:style style:name="T34" style:family="text">
      <style:text-properties style:text-position="0% 100%" fo:font-size="12pt" fo:font-style="normal" fo:font-weight="normal" officeooo:rsid="002bae18" style:font-size-asian="12pt" style:font-style-asian="normal" style:font-weight-asian="normal" style:font-size-complex="12pt" style:font-style-complex="normal" style:font-weight-complex="normal"/>
    </style:style>
    <style:style style:name="T35" style:family="text">
      <style:text-properties style:text-position="0% 100%" fo:font-size="12pt" fo:font-style="normal" fo:font-weight="normal" officeooo:rsid="002bd00c" style:font-size-asian="12pt" style:font-style-asian="normal" style:font-weight-asian="normal" style:font-size-complex="12pt" style:font-style-complex="normal" style:font-weight-complex="normal"/>
    </style:style>
    <style:style style:name="T36" style:family="text">
      <style:text-properties style:text-position="0% 100%" fo:font-size="12pt" fo:font-style="normal" fo:font-weight="normal" officeooo:rsid="002ee02c" style:font-size-asian="12pt" style:font-style-asian="normal" style:font-weight-asian="normal" style:font-size-complex="12pt" style:font-style-complex="normal" style:font-weight-complex="normal"/>
    </style:style>
    <style:style style:name="T37" style:family="text">
      <style:text-properties style:text-position="0% 100%" fo:font-size="12pt" fo:font-style="normal" fo:font-weight="normal" officeooo:rsid="002fae41" style:font-size-asian="12pt" style:font-style-asian="normal" style:font-weight-asian="normal" style:font-size-complex="12pt" style:font-style-complex="normal" style:font-weight-complex="normal"/>
    </style:style>
    <style:style style:name="T38" style:family="text">
      <style:text-properties style:text-position="0% 100%" fo:font-size="12pt" fo:font-style="normal" fo:font-weight="normal" officeooo:rsid="0031748d" style:font-size-asian="12pt" style:font-style-asian="normal" style:font-weight-asian="normal" style:font-size-complex="12pt" style:font-style-complex="normal" style:font-weight-complex="normal"/>
    </style:style>
    <style:style style:name="T39" style:family="text">
      <style:text-properties style:text-position="0% 100%" fo:font-size="12pt" fo:font-style="normal" fo:font-weight="normal" officeooo:rsid="0032e1cd" style:font-size-asian="12pt" style:font-style-asian="normal" style:font-weight-asian="normal" style:font-size-complex="12pt" style:font-style-complex="normal" style:font-weight-complex="normal"/>
    </style:style>
    <style:style style:name="T40" style:family="text">
      <style:text-properties style:text-position="0% 100%" fo:font-size="12pt" fo:font-style="normal" fo:font-weight="normal" officeooo:rsid="00347ebf" style:font-size-asian="12pt" style:font-style-asian="normal" style:font-weight-asian="normal" style:font-size-complex="12pt" style:font-style-complex="normal" style:font-weight-complex="normal"/>
    </style:style>
    <style:style style:name="T41" style:family="text">
      <style:text-properties style:text-position="0% 100%" fo:font-size="12pt" fo:font-style="normal" fo:font-weight="normal" officeooo:rsid="00351ea7" style:font-size-asian="12pt" style:font-style-asian="normal" style:font-weight-asian="normal" style:font-size-complex="12pt" style:font-style-complex="normal" style:font-weight-complex="normal"/>
    </style:style>
    <style:style style:name="T42" style:family="text">
      <style:text-properties style:text-position="0% 100%" fo:font-size="12pt" fo:font-style="normal" fo:font-weight="normal" officeooo:rsid="00364c98" style:font-size-asian="12pt" style:font-style-asian="normal" style:font-weight-asian="normal" style:font-size-complex="12pt" style:font-style-complex="normal" style:font-weight-complex="normal"/>
    </style:style>
    <style:style style:name="T43" style:family="text">
      <style:text-properties style:text-position="0% 100%" fo:font-size="12pt" fo:font-style="normal" fo:font-weight="normal" officeooo:rsid="00371595" style:font-size-asian="12pt" style:font-style-asian="normal" style:font-weight-asian="normal" style:font-size-complex="12pt" style:font-style-complex="normal" style:font-weight-complex="normal"/>
    </style:style>
    <style:style style:name="T44" style:family="text">
      <style:text-properties style:text-position="0% 100%" fo:font-size="12pt" fo:font-style="normal" fo:font-weight="normal" officeooo:rsid="003719bf" style:font-size-asian="12pt" style:font-style-asian="normal" style:font-weight-asian="normal" style:font-size-complex="12pt" style:font-style-complex="normal" style:font-weight-complex="normal"/>
    </style:style>
    <style:style style:name="T45" style:family="text">
      <style:text-properties style:text-position="0% 100%" fo:font-size="12pt" fo:font-style="normal" fo:font-weight="normal" officeooo:rsid="003c27af" style:font-size-asian="12pt" style:font-style-asian="normal" style:font-weight-asian="normal" style:font-size-complex="12pt" style:font-style-complex="normal" style:font-weight-complex="normal"/>
    </style:style>
    <style:style style:name="T46" style:family="text">
      <style:text-properties style:text-position="0% 100%" fo:font-size="12pt" fo:font-style="normal" style:font-size-asian="12pt" style:font-style-asian="normal" style:font-size-complex="12pt" style:font-style-complex="normal"/>
    </style:style>
    <style:style style:name="T47" style:family="text">
      <style:text-properties style:text-position="0% 100%" fo:font-size="12pt" fo:font-style="normal" officeooo:rsid="00229388" style:font-size-asian="12pt" style:font-style-asian="normal" style:font-size-complex="12pt" style:font-style-complex="normal"/>
    </style:style>
    <style:style style:name="T48" style:family="text">
      <style:text-properties style:text-position="0% 100%" fo:font-size="12pt" fo:font-style="normal" officeooo:rsid="00278aa4" style:font-size-asian="12pt" style:font-style-asian="normal" style:font-size-complex="12pt" style:font-style-complex="normal"/>
    </style:style>
    <style:style style:name="T49" style:family="text">
      <style:text-properties style:text-position="0% 100%" fo:font-size="12pt" fo:font-style="normal" officeooo:rsid="0027ab37" style:font-size-asian="12pt" style:font-style-asian="normal" style:font-size-complex="12pt" style:font-style-complex="normal"/>
    </style:style>
    <style:style style:name="T50" style:family="text">
      <style:text-properties style:text-position="0% 100%" fo:font-size="12pt" fo:font-style="normal" officeooo:rsid="002bd00c" style:font-size-asian="12pt" style:font-style-asian="normal" style:font-size-complex="12pt" style:font-style-complex="normal"/>
    </style:style>
    <style:style style:name="T51" style:family="text">
      <style:text-properties style:text-position="0% 100%" fo:font-size="12pt" fo:font-style="normal" officeooo:rsid="002d5e44" style:font-size-asian="12pt" style:font-style-asian="normal" style:font-size-complex="12pt" style:font-style-complex="normal"/>
    </style:style>
    <style:style style:name="T52" style:family="text">
      <style:text-properties style:text-position="0% 100%" fo:font-size="12pt" fo:font-style="normal" officeooo:rsid="00351ea7" style:font-size-asian="12pt" style:font-style-asian="normal" style:font-size-complex="12pt" style:font-style-complex="normal"/>
    </style:style>
    <style:style style:name="T53" style:family="text">
      <style:text-properties style:text-position="0% 100%" fo:font-size="12pt" fo:font-style="normal" officeooo:rsid="003a331f" style:font-size-asian="12pt" style:font-style-asian="normal" style:font-size-complex="12pt" style:font-style-complex="normal"/>
    </style:style>
    <style:style style:name="T54" style:family="text">
      <style:text-properties style:text-position="0% 100%" fo:font-size="12pt" fo:font-style="italic" fo:font-weight="normal" officeooo:rsid="002853f6" style:font-size-asian="12pt" style:font-style-asian="italic" style:font-weight-asian="normal" style:font-size-complex="12pt" style:font-style-complex="italic" style:font-weight-complex="normal"/>
    </style:style>
    <style:style style:name="T55" style:family="text">
      <style:text-properties fo:font-weight="normal" officeooo:rsid="0038a46b" style:font-weight-asian="normal" style:font-weight-complex="normal"/>
    </style:style>
    <style:style style:name="T56" style:family="text">
      <style:text-properties fo:font-weight="normal" officeooo:rsid="003a331f" style:font-weight-asian="normal" style:font-weight-complex="normal"/>
    </style:style>
    <style:style style:name="T57" style:family="text">
      <style:text-properties fo:font-weight="normal" officeooo:rsid="003b0d47" style:font-weight-asian="normal" style:font-weight-complex="normal"/>
    </style:style>
    <style:style style:name="T58" style:family="text">
      <style:text-properties fo:font-weight="normal" officeooo:rsid="003c27af" style:font-weight-asian="normal" style:font-weight-complex="normal"/>
    </style:style>
    <style:style style:name="T59" style:family="text">
      <style:text-properties fo:font-weight="normal" officeooo:rsid="003dda0c" style:font-weight-asian="normal" style:font-weight-complex="normal"/>
    </style:style>
    <style:style style:name="fr1" style:family="graphic" style:parent-style-name="Formula">
      <style:graphic-properties style:run-through="foreground" style:wrap="parallel" style:number-wrapped-paragraphs="no-limit" style:wrap-contour="false" style:vertical-pos="middle"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RESUMO</text:p>
      <text:p text:style-name="P1"/>
      <text:p text:style-name="P16"><text:span text:style-name="T4"><text:tab/></text:span><text:span text:style-name="T1">Um dos grandes problemas na criação de um campeonato é a geração da tabela de jogos, devido à complexidade do problema e também da falta de </text:span><text:span text:style-name="T2">softwares </text:span><text:span text:style-name="T3"><text:s/>gratuitos que realizam essa função. As grandes federações e organizações da área esportiva utilizam sistemas para elaboração de suas competições, mas na maioria das situações são exclusivos e não oferecem alguma versão aberta e simplificada para a comunidade externa. </text:span></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p text:style-name="P13"/>
      <text:p text:style-name="P2"><text:soft-page-break/><text:span text:style-name="T15">1. I</text:span><text:span text:style-name="T16">ntrodução</text:span></text:p>
      <text:p text:style-name="P13"/>
      <text:p text:style-name="P2"><text:span text:style-name="T15">1.1. <text:s/></text:span><text:span text:style-name="T16">Problema na </text:span><text:span text:style-name="T17">alocação de recursos</text:span></text:p>
      <text:p text:style-name="P14"/>
      <text:p text:style-name="P17"><text:span text:style-name="T5"><text:tab/></text:span><text:span text:style-name="T6">Em muitas ocasiões </text:span><text:span text:style-name="T7">problemáticas</text:span><text:span text:style-name="T6"> do cotidiano, como alocação de horários escolares, entregas em empresas de transporte e também na criação de tabelas </text:span><text:span text:style-name="T7">de campeonatos esportivos, são utilizados, para obter um resultado rápido e em alguma das vezes o melhor, técnicas heurísticas para solucioná-las. </text:span><text:span text:style-name="T8">Atualmente, vários tipos de algorítimos são usados para a resolução dessas adversidades como o </text:span><text:span text:style-name="T23">Simulated annealing, </text:span><text:span text:style-name="T19">Algoritmo Guloso, Busca Tabu, entre outros. </text:span><text:span text:style-name="T20">Problemas desse tipo são determinados com várias restrições fazendo com que a sua resolução seja mais complexa. Quanto maior for o número de restrições apresentadas, maior são as dificuldades para se chegar ao resultado, ou seja, o número de restrições é diretamente proporcional a dificuldade encontrada para a resolução do problema.</text:span></text:p>
      <text:p text:style-name="P18"><text:span text:style-name="T20"><text:s/><text:tab/>Em muitos campeonatos esportivos, existe a necessidade de que uma tabela seja gerada respeitando </text:span><text:span text:style-name="T21">alguns requisitos escolhidos por seus organizadores. Desde de grandes torneios, como o Campeonato Brasileiro de Futebol, que necessita de um grande trabalho para geração da tabela de jogos até a de campeonato amadores, que não necessita de várias restrições. </text:span><text:span text:style-name="T20">As maiores dificuldade</text:span><text:span text:style-name="T21">s</text:span><text:span text:style-name="T20"> na resolução de tarefas como essa são fazer com que todos os times se enfrentem no mínimo uma vez ou duas, dependendo da <text:s/>competição, e </text:span><text:span text:style-name="T21">também com que todas rodadas com oponentes diferentes.</text:span></text:p>
      <text:p text:style-name="P18"><text:span text:style-name="T21"><text:tab/></text:span><text:span text:style-name="T22">Além da quantidade de de restrições, outro fator é a quantidade de times, quanto maior for a quantidade de times, mais possibilidades poderiam acontecer. De acordo com Concílio e Zuben (2002) través equação a seguir, é possível determinar o número de turnos possíveis para </text:span><text:span text:style-name="T24">n </text:span><text:span text:style-name="T22">é:</text:span></text:p>
      <text:p text:style-name="P20"/>
      <text:p text:style-name="P20"/>
      <text:p text:style-name="P21"><draw:frame draw:style-name="fr1" draw:name="Objeto1" text:anchor-type="char" svg:width="8.116cm" svg:height="0.848cm" draw:z-index="0"><draw:object xlink:href="./Object 1" xlink:type="simple" xlink:show="embed" xlink:actuate="onLoad"/><draw:image xlink:href="./ObjectReplacements/Object 1" xlink:type="simple" xlink:show="embed" xlink:actuate="onLoad"/></draw:frame></text:p>
      <text:p text:style-name="P15"/>
      <text:p text:style-name="P15"/>
      <text:p text:style-name="P15"/>
      <text:p text:style-name="P2"><text:span text:style-name="T10"><text:tab/></text:span><text:span text:style-name="T11">Considerando essa equação, se tivermos um torneio com </text:span><text:span text:style-name="T12">18</text:span><text:span text:style-name="T11"> equipes, </text:span><text:span text:style-name="T12">como o Campeonato Alemão de Futebol (</text:span><text:span text:style-name="T18">Bundesliga</text:span><text:span text:style-name="T12">),</text:span><text:span text:style-name="T11"> o número de turnos factíveis seria igual </text:span><text:span text:style-name="T12">1</text:span><text:span text:style-name="T11">,</text:span><text:span text:style-name="T12">7383</text:span><text:span text:style-name="T11">x10</text:span><text:span text:style-name="T25">1</text:span><text:span text:style-name="T26">02</text:span><text:span text:style-name="T27">, algo impossível de ser encontrado por um humano </text:span><text:span text:style-name="T28">em pouco tempo</text:span><text:span text:style-name="T27">.</text:span></text:p>
      <text:p text:style-name="P22"/>
      <text:p text:style-name="P3"><text:span text:style-name="T47">1.</text:span><text:span text:style-name="T48">2</text:span><text:span text:style-name="T47">. <text:s/></text:span><text:span text:style-name="T48">Objetivos do trabalho</text:span></text:p>
      <text:p text:style-name="P26"/>
      <text:p text:style-name="P3"><text:span text:style-name="T48"><text:tab/></text:span><text:span text:style-name="T29">Pensando numa maior acessibilidade e facilidade na criação de competições de amadoras, estudantis e outras competições regionais de menores repercussão, foi planejado e </text:span><text:span text:style-name="T30">foi</text:span><text:span text:style-name="T29"> desenvolvi</text:span><text:span text:style-name="T30">d</text:span><text:span text:style-name="T29">o o projeto. Através do sistema desenvolvido, é possível gerar tabelas de acordo com os times cadastrados, com uma prioridade definida pelo usuário e através da distância viajada pelos times entre os seus campos e o do</text:span><text:span text:style-name="T30">s</text:span><text:span text:style-name="T29"> adversário</text:span><text:span text:style-name="T30">s</text:span><text:span text:style-name="T29"> definir o local onde será realizado a partida.</text:span></text:p>
      <text:p text:style-name="P12"><text:span text:style-name="T9"><text:tab/></text:span><text:span text:style-name="T13">Em busca de uma tabela gerada de forma mais rápida, que não necessariamente seja a melhor</text:span><text:span text:style-name="T9"><text:tab/>, </text:span><text:span text:style-name="T13">e também visando as prioridades definidas pelo usuário o time a tabela será gerada através de um Algoritmo Guloso. Através da</text:span><text:span text:style-name="T9"> utilização de uma interface simples e intuitiva </text:span><text:span text:style-name="T13">o usuário irá gerenciar os dados</text:span><text:span text:style-name="T9">. Essa, como todo o sistema, está sendo desenvolvido na linguagem JAV</text:span><text:span text:style-name="T14">A, o que diferencia é a tabela que será extraída através de um arquivo .html.</text:span></text:p>
      <text:p text:style-name="P26"><text:tab/></text:p>
      <text:p text:style-name="P26"/>
      <text:p text:style-name="P26"/>
      <text:p text:style-name="P26"/>
      <text:p text:style-name="P26"/>
      <text:p text:style-name="P26"/>
      <text:p text:style-name="P26"/>
      <text:p text:style-name="P9"><text:soft-page-break/><text:span text:style-name="T48">1.</text:span><text:span text:style-name="T46">3. Importância do tema</text:span></text:p>
      <text:p text:style-name="P28"><text:tab/><text:tab/></text:p>
      <text:p text:style-name="P23"><text:tab/>A principal importância ao trabalhar o tema é ter o primeiro trabalho voltado para a resolução deste problema. É se esperado que futuramente o trabalha seja desenvolvido em outras etapas, complementando a escrita nesse documento. Além de outro fator, na qual esse sistema poderá ser usado para gerar as tabelas de pequenos campeonatos, como as competições estudantis de vários municípios.</text:p>
      <text:p text:style-name="P10"><text:span text:style-name="T30"><text:tab/>Apesar do grande número de campeonatos pequenos, como já citados: amadores, estudantis, entre outros; poucos </text:span><text:span text:style-name="T54">softwares </text:span><text:span text:style-name="T30">existem no mercado para atender o funcionamento dos organizadores. Os aplicativos e programas usados, em alguns casos, trabalham com a geração randômica dos confrontos. Muitas vezes são usados sorteadores para fazer esses confrontos, fazendo assim não permitir que ocorra nenhuma restrição no problema.</text:span></text:p>
      <text:p text:style-name="P10"><text:span text:style-name="T54"><text:tab/></text:span><text:span text:style-name="T30">Ao trabalhar o tema descrito, algumas pesquisas tiveram que ser realizadas, devido ao tema não ter feito parte da matriz curricular do curso. Isso, faz com que se aprenda alguns temas não orientados anteriormente no decorrer do curso.</text:span></text:p>
      <text:p text:style-name="P23"/>
      <text:p text:style-name="P28">1.4. Estrutura do trabalho</text:p>
      <text:p text:style-name="P27"/>
      <text:p text:style-name="P4"><text:span text:style-name="T48"><text:tab/></text:span><text:span text:style-name="T31">Este documento está separado em tópicos ou seções. Ele está dividido em sete seções principais, sendo uma elas essa introdução. O próximo tópico a ser abordado mostra a bibliografia usada na construção do trabalho, essas contribuem n</text:span><text:span text:style-name="T32">a</text:span><text:span text:style-name="T31"> interpretação do restante do documento, apresentando os métodos usados como Algorítimo Guloso e como funciona. Além disso a seção dois apresenta a visão de outros autores sobre esse problema.</text:span></text:p>
      <text:p text:style-name="P4"><text:span text:style-name="T31"><text:tab/></text:span><text:span text:style-name="T32">A seção 3, classifica e apresenta o problema a ser abordado durante o projeto, </text:span><text:span text:style-name="T33">a diferença entre tabelas de turno e returno, os requisitos necessários sendo eles fortes ou fracos, cada um com suas características específicas ou semelhantes.</text:span></text:p>
      <text:p text:style-name="P24"><text:tab/>A quarta seção do trabalho apresenta a metodologia, sendo ela dividida entre a representação da solução esperada, tipos de lógicas utilizadas para a resolução do problema e criação da tabela, as estruturas de dados utilizada, o método guloso utilizado e aplicado no algorítimo pata o funcionamento básico do sistema.</text:p>
      <text:p text:style-name="P4"><text:span text:style-name="T33"><text:tab/></text:span><text:span text:style-name="T34">A quinta seção apresenta o sistema desenvolvido, assim como as interfaces gráficas que o compõe, as suas classes em geral e também </text:span><text:span text:style-name="T35">a leitura e gravação de dados utilizados para salvamento dos arquivos.</text:span></text:p>
      <text:p text:style-name="P25"><text:tab/>Na seção 6 são apresentados os resultados obtidos pelo algorítimo e também sobre a interface do sistema. Também é analisado a necessidade de alguma alteração ou falha.</text:p>
      <text:p text:style-name="P25"><text:tab/>Por final, no tópico sete é feita uma conclusão sobre o projeto desenvolvido, com uma análise sobre o desempenho do sistema e algum trabalho futuro a ser feito sobre alguma falha nos resultados.</text:p>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text:soft-page-break/><text:span text:style-name="T48">2</text:span><text:span text:style-name="T47">. <text:s/></text:span><text:span text:style-name="T49">Revisão Bibliográfica</text:span></text:p>
      <text:p text:style-name="P29"/>
      <text:p text:style-name="P6"><text:span text:style-name="T50">2</text:span><text:span text:style-name="T49">.1. <text:s/></text:span><text:span text:style-name="T51">Introdução</text:span></text:p>
      <text:p text:style-name="P32"/>
      <text:p text:style-name="P6"><text:span text:style-name="T51"><text:tab/></text:span><text:span text:style-name="T36">Como já citado anteriormente, a construção de uma tabela apesar de parecer uma tarefa simples é uma tarefa trabalhosa e importante, pois além de afetar os resultados dos jogos, devido a ordem gerar uma competitividade </text:span><text:span text:style-name="T37">maior ou menor, também altera o rendimento de cada equipe, visto que os mandos de campos </text:span><text:span text:style-name="T45">obrigam as mesmas a </text:span><text:span text:style-name="T37">realizar viagens. Geralmente fatos como esses ocorre em campeonatos de maiores proporções como campeonatos nacionais e que sejam especificamente competições organizadas por pontos corridos.</text:span></text:p>
      <text:p text:style-name="P7"><text:span text:style-name="T37"><text:tab/></text:span><text:span text:style-name="T39">Sistemas de alta performasse ajustam devidamente as restrições e essas são usadas para minimizarem as distâncias viajadas entre os times, </text:span><text:span text:style-name="T40">definindo os confrontos próximos para ser jogados. Estes também definem que se realize apenas um jogo no mesmo estádio, no caso </text:span><text:span text:style-name="T41">de duas equipes usarem o mesmo.</text:span></text:p>
      <text:p text:style-name="P8"><text:span text:style-name="T37"><text:tab/></text:span><text:span text:style-name="T38">Problemas como esse, de definição de horários e criação de tabela, esbarram </text:span><text:span text:style-name="T39">em diversas restrições. Essas definem a ordem da tabela e </text:span><text:span text:style-name="T41">como os algorítimos serão aplicados pra fornecer um melhor resultado para ambas equipes e que não deixe o campeonato desbalanceado. Isso </text:span><text:span text:style-name="T42">faz com que a implementação das lógicas computacionais fique mais difícil do que os problemas com menores restrições. </text:span><text:span text:style-name="T43">Segundo Concílio &amp; Zuben (2000), o problema na geração de tabelas de campeonatos esportivos apresenta inúmeras quantidades de soluções combinatórios de candidatos à solução, e que uma busca pela melhor solução ou por uma solução boa reapresentaria um procedimento computacional intratável. </text:span><text:span text:style-name="T44">Por esses fatos citados, a resolução desses problemas são encontradas, na maioria das vezes, com o uso de técnicas heurísticas.</text:span></text:p>
      <text:p text:style-name="P35"><text:tab/></text:p>
      <text:p text:style-name="P5"><text:span text:style-name="T50">2</text:span><text:span text:style-name="T49">.</text:span><text:span text:style-name="T52">2</text:span><text:span text:style-name="T49">. </text:span><text:span text:style-name="T51">Método guloso</text:span></text:p>
      <text:p text:style-name="P11"><text:span text:style-name="T51"/></text:p>
      <text:p text:style-name="P11"><text:span text:style-name="T51">2.</text:span><text:span text:style-name="T46">3. Campeonato </text:span><text:span text:style-name="T53">por pontuação</text:span></text:p>
      <text:p text:style-name="P31"><text:tab/></text:p>
      <text:p text:style-name="P34"><text:tab/><text:span text:style-name="T55">Desde o ano 2003, o Campeonato Brasileiro de Futebol Série A </text:span><text:span text:style-name="T56">(Brasileirão)</text:span><text:span text:style-name="T55"> adota o sistema chamado pela CBF(Confederação Brasileira de Futebol) de pontos corridos. Esse sistema preza </text:span><text:span text:style-name="T56">pela valorização da campanha da equipe, diferente do sistema de competições eliminatórios que os times se enfrentam uma ou duas vezes (um jogo em casa e um fora), sendo que se o time sofrer derrotas, está eliminado das competições.</text:span></text:p>
      <text:p text:style-name="P34"><text:span text:style-name="T56"><text:tab/>Geralmente, o sistema eliminatório acontece em competições de importância secundária, principalmente no Futebol, esporte mais praticado no Brasil, segundo o Ministério de Esportes Brasileiro. </text:span></text:p>
      <text:p text:style-name="P34"><text:span text:style-name="T56"><text:tab/>Tendo em vista disso, em casos de competições por pontuação, a forma na qual ela quer ser adotada varia de acordo com a escolha da Federação, Comitê ou Organizador achar melhor de ser adotado. Em alguns casos são adotados dois ou mais grupos de times, na qual nem todos se enfrentam e mesmo assim não garantindo que estes confrontos sejam entre times do mesmo grupo definido anteriormente. </text:span><text:span text:style-name="T57">Um exemplo disso é que no ano de 2003, o Brasileirão era disputado entre 24 times e atualmente por apenas 20 times, outro exemplo é o Campeonato Paulista (FPF) em que os grupos os 16 times são separados em grupo com 4 times, e esses não jogam com todos os outros times.</text:span></text:p>
      <text:p text:style-name="P34"><text:span text:style-name="T57"><text:tab/></text:span></text:p>
      <text:p text:style-name="P31"><text:tab/></text:p>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text:span text:style-name="T51">3</text:span><text:span text:style-name="T47">. <text:s/></text:span><text:span text:style-name="T51">Problema na programação de jogos</text:span></text:p>
      <text:p text:style-name="P30"/>
      <text:p text:style-name="P5"><text:span text:style-name="T51">3</text:span><text:span text:style-name="T49">.1. <text:s/></text:span><text:span text:style-name="T51">Introdução</text:span></text:p>
      <text:p text:style-name="P5"><text:span text:style-name="T51">3</text:span><text:span text:style-name="T49">.</text:span><text:span text:style-name="T51">2</text:span><text:span text:style-name="T49">.</text:span></text:p>
      <text:p text:style-name="P5"><text:span text:style-name="T51">3.3.</text:span><text:span text:style-name="T49">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4:47:11.209000000</meta:creation-date>
    <meta:editing-duration>PT59M43S</meta:editing-duration>
    <meta:editing-cycles>14</meta:editing-cycles>
    <meta:generator>LibreOffice/5.1.2.2$Windows_x86 LibreOffice_project/d3bf12ecb743fc0d20e0be0c58ca359301eb705f</meta:generator>
    <dc:date>2017-10-20T11:12:48.310000000</dc:date>
    <meta:document-statistic meta:table-count="0" meta:image-count="0" meta:object-count="1" meta:page-count="6" meta:paragraph-count="44" meta:word-count="1402" meta:character-count="8984" meta:non-whitespace-character-count="7574"/>
  </office:meta>
</office:document-meta>
</file>

<file path=Object 1/content.xml><?xml version="1.0" encoding="utf-8"?>
<math xmlns="http://www.w3.org/1998/Math/MathML" display="block">
  <semantics>
    <mrow>
      <mrow>
        <mo fence="true" stretchy="false">(</mo>
        <mrow>
          <mrow>
            <mi>n</mi>
            <mo stretchy="false">−</mo>
            <mn>1</mn>
          </mrow>
        </mrow>
        <mo fence="true" stretchy="false">)</mo>
      </mrow>
      <mi>!</mi>
      <mrow>
        <mo fence="true" stretchy="false">(</mo>
        <mrow>
          <mrow>
            <mi>n</mi>
            <mo stretchy="false">−</mo>
            <mn>3</mn>
          </mrow>
        </mrow>
        <mo fence="true" stretchy="false">)</mo>
      </mrow>
      <mi>!</mi>
      <mrow>
        <mo fence="true" stretchy="false">(</mo>
        <mrow>
          <mrow>
            <mi>n</mi>
            <mo stretchy="false">−</mo>
            <mn>5</mn>
          </mrow>
        </mrow>
        <mo fence="true" stretchy="false">)</mo>
      </mrow>
      <mi>!</mi>
      <mn>...</mn>
      <mrow>
        <mo fence="true" stretchy="false">(</mo>
        <mrow>
          <mrow>
            <mi>n</mi>
            <mo stretchy="false">−</mo>
            <mrow>
              <mo fence="true" stretchy="false">(</mo>
              <mrow>
                <mrow>
                  <mi>n</mi>
                  <mo stretchy="false">−</mo>
                  <mn>1</mn>
                </mrow>
              </mrow>
              <mo fence="true" stretchy="false">)</mo>
            </mrow>
          </mrow>
        </mrow>
        <mo fence="true" stretchy="false">)</mo>
      </mrow>
      <mi>!</mi>
      <msup>
        <mn>2</mn>
        <mrow>
          <mo fence="true" stretchy="false">(</mo>
          <mrow>
            <mrow>
              <mrow>
                <mo fence="true" stretchy="false">(</mo>
                <mrow>
                  <mrow>
                    <mi>n</mi>
                    <mo stretchy="false">−</mo>
                    <mn>1</mn>
                  </mrow>
                </mrow>
                <mo fence="true" stretchy="false">)</mo>
              </mrow>
              <mi>x</mi>
              <mfrac>
                <mi>n</mi>
                <mn>2</mn>
              </mfrac>
            </mrow>
          </mrow>
          <mo fence="true" stretchy="false">)</mo>
        </mrow>
      </msup>
    </mrow>
    <annotation encoding="StarMath 5.0">( n-1 )!( n-3)!( n-5 )!...(n-(n-1))! 2 ^ (( n-1 ) x {n} over {2} )</annotation>
  </semantics>
</math>
</file>